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1:52:34.802509902</meta:creation-date>
    <dc:date>2015-11-29T11:53:09.315144751</dc:date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4.2.8.2$Linux_X86_64 LibreOffice_project/420m0$Build-2</meta:generator>
  </office:meta>
</office:document-meta>
</file>